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2F3F0D95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9.094cm" svg:height="25.337cm" draw:z-index="0"><draw:image xlink:href="Pictures/10000000000004A90000062F3F0D95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3cm" fo:margin-bottom="0.801cm" fo:margin-left="1.401cm" fo:margin-right="0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4T07:36:00</meta:creation-date>
    <dc:creator>Daniel Rosales</dc:creator>
    <dc:date>2006-04-04T07:37:00</dc:date>
    <dc:language>es-E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"/>
  </office:meta>
</office:document-meta>
</file>